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AnjaliOldLipi" svg:font-family="AnjaliOldLipi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hilanka" svg:font-family="Chilanka" style:font-pitch="variable"/>
    <style:font-face style:name="Hiragino Mincho ProN" svg:font-family="'Hiragino Mincho ProN'" style:font-family-generic="system" style:font-pitch="variable"/>
    <style:font-face style:name="KacstArt" svg:font-family="KacstArt" style:font-pitch="variable"/>
    <style:font-face style:name="KacstBook" svg:font-family="KacstBook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Qurn" svg:font-family="KacstQu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2b2b2" loext:opacity="100%" officeooo:rsid="002f3a3f" officeooo:paragraph-rsid="002f3a3f"/>
    </style:style>
    <style:style style:name="P2" style:family="paragraph" style:parent-style-name="Standard">
      <style:paragraph-properties>
        <style:tab-stops>
          <style:tab-stop style:position="5in"/>
        </style:tab-stops>
      </style:paragraph-properties>
      <style:text-properties style:font-name="KacstOne" fo:font-size="20pt" officeooo:rsid="0012072d" officeooo:paragraph-rsid="003ee76d" style:font-size-asian="20pt" style:font-name-complex="KacstOne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KacstOne" fo:font-size="16pt" fo:font-weight="bold" officeooo:rsid="0042180d" officeooo:paragraph-rsid="0042180d" style:font-size-asian="16pt" style:font-weight-asian="bold" style:font-name-complex="KacstOne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KacstOne" fo:font-size="14pt" fo:font-weight="normal" officeooo:rsid="000068a3" officeooo:paragraph-rsid="000068a3" style:font-size-asian="12.25pt" style:font-weight-asian="normal" style:font-name-complex="KacstOne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KacstOne" fo:font-size="14pt" fo:font-weight="normal" officeooo:rsid="0042180d" officeooo:paragraph-rsid="0042180d" style:font-name-asian="Hiragino Mincho ProN" style:font-size-asian="12.25pt" style:font-weight-asian="normal" style:font-name-complex="KacstOne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KacstOne" officeooo:paragraph-rsid="00480488" style:font-name-complex="KacstOne"/>
    </style:style>
    <style:style style:name="P7" style:family="paragraph">
      <style:paragraph-properties fo:text-align="center"/>
    </style:style>
    <style:style style:name="P8" style:family="paragraph">
      <loext:graphic-properties draw:fill-color="#111111"/>
      <style:paragraph-properties fo:text-align="center" style:writing-mode="lr-tb"/>
    </style:style>
    <style:style style:name="T1" style:family="text">
      <style:text-properties fo:background-color="#ffffff" loext:char-shading-value="0"/>
    </style:style>
    <style:style style:name="T2" style:family="text">
      <style:text-properties style:font-name="Liberation Serif" fo:font-size="14pt" fo:font-weight="normal" officeooo:rsid="0042180d" style:font-name-asian="Hiragino Mincho ProN" style:font-size-asian="12.25pt" style:font-weight-asian="normal" style:font-name-complex="KacstQurn" style:font-size-complex="14pt" style:font-weight-complex="normal"/>
    </style:style>
    <style:style style:name="T3" style:family="text">
      <style:text-properties style:font-name="Liberation Serif" fo:font-size="14pt" fo:font-weight="normal" officeooo:rsid="00443a1d" style:font-name-asian="Hiragino Mincho ProN" style:font-size-asian="12.25pt" style:font-weight-asian="normal" style:font-name-complex="KacstQurn" style:font-size-complex="14pt" style:font-weight-complex="normal"/>
    </style:style>
    <style:style style:name="T4" style:family="text">
      <style:text-properties officeooo:rsid="0042c959"/>
    </style:style>
    <style:style style:name="T5" style:family="text">
      <style:text-properties officeooo:rsid="00443a1d"/>
    </style:style>
    <style:style style:name="T6" style:family="text">
      <style:text-properties fo:font-size="14pt" fo:font-weight="normal" officeooo:rsid="0042180d" style:font-name-asian="Hiragino Mincho ProN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443a1d" style:font-name-asian="Hiragino Mincho ProN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480488" style:font-name-asian="Hiragino Mincho ProN" style:font-size-asian="12.25pt" style:font-weight-asian="normal" style:font-size-complex="14pt" style:font-weight-complex="normal"/>
    </style:style>
    <style:style style:name="T9" style:family="text">
      <style:text-properties officeooo:rsid="004b3493"/>
    </style:style>
    <style:style style:name="gr1" style:family="graphic">
      <style:graphic-properties svg:stroke-width="0.0398in" svg:stroke-color="#000000" draw:marker-start-width="0.198in" draw:marker-end-width="0.198in" draw:fill-color="#111111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مسطرة البحث التمهيدي</text:p>
      <text:p text:style-name="P3">محضر الاستماع الى الشاهد</text:p>
      <text:p text:style-name="P4"><draw:line text:anchor-type="paragraph" draw:z-index="0" draw:name="Shape1" draw:style-name="gr1" draw:text-style-name="P8" svg:x1="0.0193in" svg:y1="0.1028in" svg:x2="6.9358in" svg:y2="0.1028in"><text:p text:style-name="P7">v</text:p></draw:line></text:p>
      <text:p text:style-name="P5"><text:s text:c="3"/>في اليوم : <text:span text:style-name="T4">{d.date}</text:span></text:p>
      <text:p text:style-name="P5">نحن : <text:span text:style-name="T4">{d.</text:span><text:span text:style-name="T9">officer</text:span><text:span text:style-name="T4">}</text:span></text:p>
      <text:p text:style-name="P5">ضابط الشرطة القضائية بمقتضى هاته الصفة و بناء على الفصول 18 و 20 الى 23 و 80 الى 83 من قانون المسطرة الجنائية بناء على البحث الجاري بشأن :<text:span text:style-name="T4">{d.affair}</text:span> </text:p>
      <text:p text:style-name="P5"><text:s/>والتي كانت ضحيتها : <text:span text:style-name="T4">{d.victim}</text:span></text:p>
      <text:p text:style-name="P5">نستدعي للحصضور أمامنا الشاهد الاتي ذكره <text:span text:style-name="T5">{d.witness}</text:span> و الذي صرح لنا على انفراد بما يلي : <text:span text:style-name="T5">{d.observation}</text:span></text:p>
      <text:p text:style-name="P6"><text:span text:style-name="T6">بتاريخ <text:s/>على الساعة : </text:span><text:span text:style-name="T7">{d.observation</text:span><text:span text:style-name="T8">Date</text:span><text:span text:style-name="T7">}</text:span></text:p>
      <text:p text:style-name="P5"/>
      <text:p text:style-name="P5">بعد تلاوتي للتصريح أعلاه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AnjaliOldLipi" svg:font-family="AnjaliOldLipi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hilanka" svg:font-family="Chilanka" style:font-pitch="variable"/>
    <style:font-face style:name="Hiragino Mincho ProN" svg:font-family="'Hiragino Mincho ProN'" style:font-family-generic="system" style:font-pitch="variable"/>
    <style:font-face style:name="KacstArt" svg:font-family="KacstArt" style:font-pitch="variable"/>
    <style:font-face style:name="KacstBook" svg:font-family="KacstBook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Qurn" svg:font-family="KacstQu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Hiragino Mincho ProN" style:font-family-asian="'Hiragino Mincho ProN'" style:font-family-generic-asian="system" style:font-pitch-asian="variable" style:font-size-asian="14pt" style:font-weight-asian="bold" style:font-name-complex="Arial Unicode MS2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ial Unicode MS" style:font-family-asian="'Arial Unicode M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ial Unicode MS" style:font-family-asian="'Arial Unicode M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2b2b2" loext:opacity="100%" officeooo:rsid="002f3a3f" officeooo:paragraph-rsid="002f3a3f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{d.companyName} – 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03T16:48:29.916612597</meta:creation-date>
    <dc:date>2025-01-02T14:29:46.176896716</dc:date>
    <meta:editing-duration>PT6H49M37S</meta:editing-duration>
    <meta:editing-cycles>6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76" meta:character-count="451" meta:non-whitespace-character-count="376"/>
  </office:meta>
</office:document-meta>
</file>